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k</text:p>
          </table:table-cell>
          <table:table-cell table:style-name="Default" office:value-type="string">
            <text:p>Kn</text:p>
          </table:table-cell>
          <table:table-cell office:value-type="string">
            <text:p>qflow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table:formula="of:=2/SQRT(PI())*[.A2]" office:value-type="float" office:value="0.0372365125141519">
            <text:p>3.724E-02</text:p>
          </table:table-cell>
          <table:table-cell office:value-type="float" office:value="0.1377">
            <text:p>0.137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2/SQRT(PI())*[.A3]" office:value-type="float" office:value="0.112837916709551">
            <text:p>1.128E-01</text:p>
          </table:table-cell>
          <table:table-cell office:value-type="float" office:value="0.3246">
            <text:p>0.3246</text:p>
          </table:table-cell>
        </table:table-row>
        <table:table-row table:style-name="ro1">
          <table:table-cell office:value-type="float" office:value="0.1585">
            <text:p>0.1585</text:p>
          </table:table-cell>
          <table:table-cell table:formula="of:=2/SQRT(PI())*[.A4]" office:value-type="float" office:value="0.178848097984639">
            <text:p>1.788E-01</text:p>
          </table:table-cell>
          <table:table-cell office:value-type="float" office:value="0.4329">
            <text:p>0.4329</text:p>
          </table:table-cell>
        </table:table-row>
        <table:table-row table:style-name="ro1">
          <table:table-cell office:value-type="float" office:value="0.2512">
            <text:p>0.2512</text:p>
          </table:table-cell>
          <table:table-cell table:formula="of:=2/SQRT(PI())*[.A5]" office:value-type="float" office:value="0.283448846774393">
            <text:p>2.834E-01</text:p>
          </table:table-cell>
          <table:table-cell office:value-type="float" office:value="0.5492">
            <text:p>0.5492</text:p>
          </table:table-cell>
        </table:table-row>
        <table:table-row table:style-name="ro1">
          <table:table-cell office:value-type="float" office:value="0.3981">
            <text:p>0.3981</text:p>
          </table:table-cell>
          <table:table-cell table:formula="of:=2/SQRT(PI())*[.A6]" office:value-type="float" office:value="0.449207746420724">
            <text:p>4.492E-01</text:p>
          </table:table-cell>
          <table:table-cell office:value-type="float" office:value="0.6637">
            <text:p>0.663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2/SQRT(PI())*[.A7]" office:value-type="float" office:value="0.564189583547756">
            <text:p>5.642E-01</text:p>
          </table:table-cell>
          <table:table-cell office:value-type="float" office:value="0.717">
            <text:p>0.717</text:p>
          </table:table-cell>
        </table:table-row>
        <table:table-row table:style-name="ro1">
          <table:table-cell office:value-type="float" office:value="0.631">
            <text:p>0.631</text:p>
          </table:table-cell>
          <table:table-cell table:formula="of:=2/SQRT(PI())*[.A8]" office:value-type="float" office:value="0.712007254437268">
            <text:p>7.120E-01</text:p>
          </table:table-cell>
          <table:table-cell office:value-type="float" office:value="0.7682">
            <text:p>0.768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2/SQRT(PI())*[.A9]" office:value-type="float" office:value="1.12837916709551">
            <text:p>1.128E+00</text:p>
          </table:table-cell>
          <table:table-cell office:value-type="float" office:value="0.8577">
            <text:p>0.8577</text:p>
          </table:table-cell>
        </table:table-row>
        <table:table-row table:style-name="ro1">
          <table:table-cell office:value-type="float" office:value="1.585">
            <text:p>1.585</text:p>
          </table:table-cell>
          <table:table-cell table:formula="of:=2/SQRT(PI())*[.A10]" office:value-type="float" office:value="1.78848097984639">
            <text:p>1.788E+00</text:p>
          </table:table-cell>
          <table:table-cell office:value-type="float" office:value="0.9304">
            <text:p>0.9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2/SQRT(PI())*[.A11]" office:value-type="float" office:value="2.25675833419103">
            <text:p>2.257E+00</text:p>
          </table:table-cell>
          <table:table-cell office:value-type="float" office:value="0.9609">
            <text:p>0.9609</text:p>
          </table:table-cell>
        </table:table-row>
        <table:table-row table:style-name="ro1">
          <table:table-cell office:value-type="float" office:value="2.512">
            <text:p>2.512</text:p>
          </table:table-cell>
          <table:table-cell table:formula="of:=2/SQRT(PI())*[.A12]" office:value-type="float" office:value="2.83448846774393">
            <text:p>2.834E+00</text:p>
          </table:table-cell>
          <table:table-cell office:value-type="float" office:value="0.9871">
            <text:p>0.9871</text:p>
          </table:table-cell>
        </table:table-row>
        <table:table-row table:style-name="ro1">
          <table:table-cell office:value-type="float" office:value="3.981">
            <text:p>3.981</text:p>
          </table:table-cell>
          <table:table-cell table:formula="of:=2/SQRT(PI())*[.A13]" office:value-type="float" office:value="4.49207746420724">
            <text:p>4.492E+00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2/SQRT(PI())*[.A14]" office:value-type="float" office:value="5.64189583547756">
            <text:p>5.642E+00</text:p>
          </table:table-cell>
          <table:table-cell office:value-type="float" office:value="1.046">
            <text:p>1.046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table:formula="of:=2/SQRT(PI())*[.A15]" office:value-type="float" office:value="7.12007254437268">
            <text:p>7.120E+00</text:p>
          </table:table-cell>
          <table:table-cell office:value-type="float" office:value="1.061">
            <text:p>1.06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2/SQRT(PI())*[.A16]" office:value-type="float" office:value="9.0270333367641">
            <text:p>9.027E+00</text:p>
          </table:table-cell>
          <table:table-cell office:value-type="float" office:value="1.073">
            <text:p>1.0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/SQRT(PI())*[.A17]" office:value-type="float" office:value="11.2837916709551">
            <text:p>1.128E+01</text:p>
          </table:table-cell>
          <table:table-cell office:value-type="float" office:value="1.083">
            <text:p>1.083</text:p>
          </table:table-cell>
        </table:table-row>
        <table:table-row table:style-name="ro1">
          <table:table-cell office:value-type="float" office:value="15.85">
            <text:p>15.85</text:p>
          </table:table-cell>
          <table:table-cell table:formula="of:=2/SQRT(PI())*[.A18]" office:value-type="float" office:value="17.8848097984639">
            <text:p>1.788E+01</text:p>
          </table:table-cell>
          <table:table-cell office:value-type="float" office:value="1.098">
            <text:p>1.0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2/SQRT(PI())*[.A19]" office:value-type="float" office:value="22.5675833419103">
            <text:p>2.257E+01</text:p>
          </table:table-cell>
          <table:table-cell office:value-type="float" office:value="1.104">
            <text:p>1.104</text:p>
          </table:table-cell>
        </table:table-row>
        <table:table-row table:style-name="ro1">
          <table:table-cell office:value-type="float" office:value="25.12">
            <text:p>25.12</text:p>
          </table:table-cell>
          <table:table-cell table:formula="of:=2/SQRT(PI())*[.A20]" office:value-type="float" office:value="28.3448846774393">
            <text:p>2.834E+01</text:p>
          </table:table-cell>
          <table:table-cell office:value-type="float" office:value="1.109">
            <text:p>1.10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2/SQRT(PI())*[.A21]" office:value-type="float" office:value="45.1351666838205">
            <text:p>4.514E+01</text:p>
          </table:table-cell>
          <table:table-cell office:value-type="float" office:value="1.116">
            <text:p>1.1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2/SQRT(PI())*[.A22]" office:value-type="float" office:value="56.4189583547756">
            <text:p>5.642E+01</text:p>
          </table:table-cell>
          <table:table-cell office:value-type="float" office:value="1.118">
            <text:p>1.118</text:p>
          </table:table-cell>
        </table:table-row>
        <table:table-row table:style-name="ro1">
          <table:table-cell office:value-type="float" office:value="63.1">
            <text:p>63.1</text:p>
          </table:table-cell>
          <table:table-cell table:formula="of:=2/SQRT(PI())*[.A23]" office:value-type="float" office:value="71.2007254437268">
            <text:p>7.120E+01</text:p>
          </table:table-cell>
          <table:table-cell office:value-type="float" office:value="1.12">
            <text:p>1.1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2/SQRT(PI())*[.A24]" office:value-type="float" office:value="112.837916709551">
            <text:p>1.128E+02</text:p>
          </table:table-cell>
          <table:table-cell office:value-type="float" office:value="1.123">
            <text:p>1.1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number:min-integer-digits="1" number:min-exponent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01/17/2011</text:date>, <text:time>19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ozin Oleg</meta:initial-creator>
    <meta:creation-date>2011-01-17T15:54:13</meta:creation-date>
    <dc:date>2011-01-17T19:15:20</dc:date>
    <dc:creator>Rogozin Oleg</dc:creator>
    <meta:editing-duration>PT03H05M57S</meta:editing-duration>
    <meta:editing-cycles>1</meta:editing-cycles>
    <meta:document-statistic meta:table-count="3" meta:cell-count="72" meta:object-count="0"/>
    <meta:generator>OpenOffice.org/3.2$Unix OpenOffice.org_project/320m19$Build-9505</meta:generator>
  </office:meta>
</office:document-meta>
</file>